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70b165"/>
    </style:style>
    <style:style style:name="T23" style:family="text">
      <style:text-properties officeooo:rsid="00755081"/>
    </style:style>
    <style:style style:name="T24" style:family="text">
      <style:text-properties officeooo:rsid="0076a82a"/>
    </style:style>
    <style:style style:name="T25" style:family="text">
      <style:text-properties officeooo:rsid="0079d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text:span text:style-name="T23">2de2</text:span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text:span text:style-name="T24">1de1</text:span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text:span text:style-name="T25">1de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4:45:11.577099974</dc:date>
    <meta:editing-duration>PT3H20M23S</meta:editing-duration>
    <meta:editing-cycles>58</meta:editing-cycles>
    <meta:document-statistic meta:table-count="0" meta:image-count="0" meta:object-count="0" meta:page-count="1" meta:paragraph-count="28" meta:word-count="28" meta:character-count="1484" meta:non-whitespace-character-count="1484"/>
  </office:meta>
</office:document-meta>
</file>